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46b9" officeooo:paragraph-rsid="000346b9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Логотип на сайте.</text:p>
      <text:p text:style-name="P1">2. <text:span text:style-name="T2">Регистрация и войти справа.</text:span></text:p>
      <text:p text:style-name="P1"><text:span text:style-name="T2">3. Жирный шрифт.</text:span></text:p>
      <text:p text:style-name="P1"><text:span text:style-name="T2">4.Поработать с логотипом.</text:span></text:p>
      <text:p text:style-name="P1"><text:span text:style-name="T2">5. Занять пустые мест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5T13:10:43.245000000</meta:creation-date>
    <dc:date>2021-05-15T13:18:36.388000000</dc:date>
    <meta:editing-duration>PT7M53S</meta:editing-duration>
    <meta:editing-cycles>1</meta:editing-cycles>
    <meta:document-statistic meta:table-count="0" meta:image-count="0" meta:object-count="0" meta:page-count="1" meta:paragraph-count="5" meta:word-count="19" meta:character-count="114" meta:non-whitespace-character-count="100"/>
    <meta:generator>LibreOffice/7.1.1.2$Windows_X86_64 LibreOffice_project/fe0b08f4af1bacafe4c7ecc87ce55bb426164676</meta:generator>
  </office:meta>
</office:document-meta>
</file>